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в</text:p>
          </table:table-cell>
          <table:table-cell table:style-name="Default" office:value-type="string" calcext:value-type="string">
            <text:p>бв</text:p>
          </table:table-cell>
          <table:table-cell/>
        </table:table-row>
        <table:table-row table:style-name="ro1">
          <table:table-cell office:value-type="string" calcext:value-type="string">
            <text:p>check_1</text:p>
          </table:table-cell>
          <table:table-cell office:value-type="time" office:time-value="PT13H42M00S" calcext:value-type="time">
            <text:p>01:42:00 PM</text:p>
          </table:table-cell>
          <table:table-cell office:value-type="time" office:time-value="PT13H43M00S" calcext:value-type="time">
            <text:p>01:43:00 PM</text:p>
          </table:table-cell>
          <table:table-cell/>
        </table:table-row>
        <table:table-row table:style-name="ro1">
          <table:table-cell office:value-type="string" calcext:value-type="string">
            <text:p>check_2</text:p>
          </table:table-cell>
          <table:table-cell office:value-type="time" office:time-value="PT13H47M00S" calcext:value-type="time">
            <text:p>01:47:00 PM</text:p>
          </table:table-cell>
          <table:table-cell office:value-type="time" office:time-value="PT13H47M30S" calcext:value-type="time">
            <text:p>01:47:30 PM</text:p>
          </table:table-cell>
          <table:table-cell/>
        </table:table-row>
        <table:table-row table:style-name="ro1">
          <table:table-cell office:value-type="float" office:value="10114070" calcext:value-type="float">
            <text:p>10114070</text:p>
          </table:table-cell>
          <table:table-cell table:number-columns-repeated="2" office:value-type="time" office:time-value="PT13H51M00S" calcext:value-type="time">
            <text:p>01:51:00 PM</text:p>
          </table:table-cell>
          <table:table-cell/>
        </table:table-row>
        <table:table-row table:style-name="ro1">
          <table:table-cell office:value-type="float" office:value="10116790" calcext:value-type="float">
            <text:p>10116790</text:p>
          </table:table-cell>
          <table:table-cell office:value-type="time" office:time-value="PT13H54M00S" calcext:value-type="time">
            <text:p>01:54:00 PM</text:p>
          </table:table-cell>
          <table:table-cell office:value-type="time" office:time-value="PT13H54M30S" calcext:value-type="time">
            <text:p>01:54:30 PM</text:p>
          </table:table-cell>
          <table:table-cell/>
        </table:table-row>
        <table:table-row table:style-name="ro1">
          <table:table-cell office:value-type="float" office:value="10116301" calcext:value-type="float">
            <text:p>10116301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3H58M30S" calcext:value-type="time">
            <text:p>01:58:30 PM</text:p>
          </table:table-cell>
          <table:table-cell/>
        </table:table-row>
        <table:table-row table:style-name="ro1">
          <table:table-cell office:value-type="float" office:value="10116296" calcext:value-type="float">
            <text:p>10116296</text:p>
          </table:table-cell>
          <table:table-cell office:value-type="time" office:time-value="PT14H02M00S" calcext:value-type="time">
            <text:p>02:02:00 PM</text:p>
          </table:table-cell>
          <table:table-cell office:value-type="time" office:time-value="PT14H03M00S" calcext:value-type="time">
            <text:p>02:03:00 PM</text:p>
          </table:table-cell>
          <table:table-cell/>
        </table:table-row>
        <table:table-row table:style-name="ro1">
          <table:table-cell office:value-type="float" office:value="10116292" calcext:value-type="float">
            <text:p>10116292</text:p>
          </table:table-cell>
          <table:table-cell office:value-type="time" office:time-value="PT14H05M00S" calcext:value-type="time">
            <text:p>02:05:00 PM</text:p>
          </table:table-cell>
          <table:table-cell office:value-type="time" office:time-value="PT14H05M30S" calcext:value-type="time">
            <text:p>02:05:30 PM</text:p>
          </table:table-cell>
          <table:table-cell/>
        </table:table-row>
        <table:table-row table:style-name="ro1">
          <table:table-cell office:value-type="float" office:value="10115274" calcext:value-type="float">
            <text:p>10115274</text:p>
          </table:table-cell>
          <table:table-cell office:value-type="time" office:time-value="PT14H08M00S" calcext:value-type="time">
            <text:p>02:08:00 PM</text:p>
          </table:table-cell>
          <table:table-cell office:value-type="time" office:time-value="PT14H08M30S" calcext:value-type="time">
            <text:p>02:08:30 PM</text:p>
          </table:table-cell>
          <table:table-cell/>
        </table:table-row>
        <table:table-row table:style-name="ro1">
          <table:table-cell office:value-type="float" office:value="10115273" calcext:value-type="float">
            <text:p>10115273</text:p>
          </table:table-cell>
          <table:table-cell office:value-type="time" office:time-value="PT14H11M00S" calcext:value-type="time">
            <text:p>02:11:00 PM</text:p>
          </table:table-cell>
          <table:table-cell office:value-type="time" office:time-value="PT14H11M30S" calcext:value-type="time">
            <text:p>02:11:30 PM</text:p>
          </table:table-cell>
          <table:table-cell/>
        </table:table-row>
        <table:table-row table:style-name="ro1">
          <table:table-cell office:value-type="float" office:value="10115270" calcext:value-type="float">
            <text:p>10115270</text:p>
          </table:table-cell>
          <table:table-cell office:value-type="time" office:time-value="PT14H13M00S" calcext:value-type="time">
            <text:p>02:13:00 PM</text:p>
          </table:table-cell>
          <table:table-cell office:value-type="time" office:time-value="PT14H13M30S" calcext:value-type="time">
            <text:p>02:13:30 PM</text:p>
          </table:table-cell>
          <table:table-cell/>
        </table:table-row>
        <table:table-row table:style-name="ro1">
          <table:table-cell office:value-type="float" office:value="30306322" calcext:value-type="float">
            <text:p>30306322</text:p>
          </table:table-cell>
          <table:table-cell office:value-type="time" office:time-value="PT14H16M00S" calcext:value-type="time">
            <text:p>02:16:00 PM</text:p>
          </table:table-cell>
          <table:table-cell office:value-type="time" office:time-value="PT14H16M30S" calcext:value-type="time">
            <text:p>02:16:30 PM</text:p>
          </table:table-cell>
          <table:table-cell/>
        </table:table-row>
        <table:table-row table:style-name="ro1">
          <table:table-cell office:value-type="float" office:value="30306302" calcext:value-type="float">
            <text:p>30306302</text:p>
          </table:table-cell>
          <table:table-cell office:value-type="time" office:time-value="PT14H18M00S" calcext:value-type="time">
            <text:p>02:18:00 PM</text:p>
          </table:table-cell>
          <table:table-cell office:value-type="time" office:time-value="PT14H18M30S" calcext:value-type="time">
            <text:p>02:18:30 PM</text:p>
          </table:table-cell>
          <table:table-cell/>
        </table:table-row>
        <table:table-row table:style-name="ro1">
          <table:table-cell office:value-type="float" office:value="30306307" calcext:value-type="float">
            <text:p>30306307</text:p>
          </table:table-cell>
          <table:table-cell office:value-type="time" office:time-value="PT14H20M30S" calcext:value-type="time">
            <text:p>02:20:30 PM</text:p>
          </table:table-cell>
          <table:table-cell office:value-type="time" office:time-value="PT14H20M50S" calcext:value-type="time">
            <text:p>02:20:50 PM</text:p>
          </table:table-cell>
          <table:table-cell/>
        </table:table-row>
        <table:table-row table:style-name="ro1">
          <table:table-cell office:value-type="float" office:value="30306025" calcext:value-type="float">
            <text:p>30306025</text:p>
          </table:table-cell>
          <table:table-cell office:value-type="time" office:time-value="PT14H24M30S" calcext:value-type="time">
            <text:p>02:24:30 PM</text:p>
          </table:table-cell>
          <table:table-cell office:value-type="time" office:time-value="PT14H25M00S" calcext:value-type="time">
            <text:p>02:25:00 PM</text:p>
          </table:table-cell>
          <table:table-cell/>
        </table:table-row>
        <table:table-row table:style-name="ro1">
          <table:table-cell office:value-type="float" office:value="30306294" calcext:value-type="float">
            <text:p>30306294</text:p>
          </table:table-cell>
          <table:table-cell office:value-type="time" office:time-value="PT14H28M00S" calcext:value-type="time">
            <text:p>02:28:00 PM</text:p>
          </table:table-cell>
          <table:table-cell office:value-type="time" office:time-value="PT14H28M30S" calcext:value-type="time">
            <text:p>02:28:30 PM</text:p>
          </table:table-cell>
          <table:table-cell/>
        </table:table-row>
        <table:table-row table:style-name="ro1">
          <table:table-cell office:value-type="float" office:value="10115037" calcext:value-type="float">
            <text:p>10115037</text:p>
          </table:table-cell>
          <table:table-cell office:value-type="time" office:time-value="PT14H30M30S" calcext:value-type="time">
            <text:p>02:30:30 PM</text:p>
          </table:table-cell>
          <table:table-cell office:value-type="time" office:time-value="PT14H30M50S" calcext:value-type="time">
            <text:p>02:30:50 PM</text:p>
          </table:table-cell>
          <table:table-cell/>
        </table:table-row>
        <table:table-row table:style-name="ro1">
          <table:table-cell office:value-type="float" office:value="30306276" calcext:value-type="float">
            <text:p>30306276</text:p>
          </table:table-cell>
          <table:table-cell office:value-type="time" office:time-value="PT14H32M30S" calcext:value-type="time">
            <text:p>02:32:30 PM</text:p>
          </table:table-cell>
          <table:table-cell office:value-type="time" office:time-value="PT14H32M50S" calcext:value-type="time">
            <text:p>02:32:50 PM</text:p>
          </table:table-cell>
          <table:table-cell/>
        </table:table-row>
        <table:table-row table:style-name="ro1">
          <table:table-cell office:value-type="float" office:value="10112370" calcext:value-type="float">
            <text:p>10112370</text:p>
          </table:table-cell>
          <table:table-cell office:value-type="time" office:time-value="PT14H36M00S" calcext:value-type="time">
            <text:p>02:36:00 PM</text:p>
          </table:table-cell>
          <table:table-cell office:value-type="time" office:time-value="PT14H36M30S" calcext:value-type="time">
            <text:p>02:36:30 PM</text:p>
          </table:table-cell>
          <table:table-cell/>
        </table:table-row>
        <table:table-row table:style-name="ro1">
          <table:table-cell office:value-type="float" office:value="10112365" calcext:value-type="float">
            <text:p>10112365</text:p>
          </table:table-cell>
          <table:table-cell office:value-type="time" office:time-value="PT14H38M00S" calcext:value-type="time">
            <text:p>02:38:00 PM</text:p>
          </table:table-cell>
          <table:table-cell office:value-type="time" office:time-value="PT14H38M30S" calcext:value-type="time">
            <text:p>02:38:30 PM</text:p>
          </table:table-cell>
          <table:table-cell/>
        </table:table-row>
        <table:table-row table:style-name="ro1">
          <table:table-cell office:value-type="float" office:value="10112364" calcext:value-type="float">
            <text:p>10112364</text:p>
          </table:table-cell>
          <table:table-cell office:value-type="time" office:time-value="PT14H40M40S" calcext:value-type="time">
            <text:p>02:40:40 PM</text:p>
          </table:table-cell>
          <table:table-cell office:value-type="time" office:time-value="PT14H40M50S" calcext:value-type="time">
            <text:p>02:40:50 PM</text:p>
          </table:table-cell>
          <table:table-cell/>
        </table:table-row>
        <table:table-row table:style-name="ro1">
          <table:table-cell office:value-type="float" office:value="10112371" calcext:value-type="float">
            <text:p>10112371</text:p>
          </table:table-cell>
          <table:table-cell office:value-type="time" office:time-value="PT14H42M20S" calcext:value-type="time">
            <text:p>02:42:20 PM</text:p>
          </table:table-cell>
          <table:table-cell office:value-type="time" office:time-value="PT14H42M30S" calcext:value-type="time">
            <text:p>02:42:30 PM</text:p>
          </table:table-cell>
          <table:table-cell/>
        </table:table-row>
        <table:table-row table:style-name="ro1">
          <table:table-cell office:value-type="float" office:value="10112368" calcext:value-type="float">
            <text:p>10112368</text:p>
          </table:table-cell>
          <table:table-cell table:number-columns-repeated="2" office:value-type="time" office:time-value="PT14H44M00S" calcext:value-type="time">
            <text:p>02:44:00 PM</text:p>
          </table:table-cell>
          <table:table-cell/>
        </table:table-row>
        <table:table-row table:style-name="ro1">
          <table:table-cell office:value-type="float" office:value="10112366" calcext:value-type="float">
            <text:p>10112366</text:p>
          </table:table-cell>
          <table:table-cell office:value-type="time" office:time-value="PT14H46M30S" calcext:value-type="time">
            <text:p>02:46:30 PM</text:p>
          </table:table-cell>
          <table:table-cell office:value-type="time" office:time-value="PT14H46M40S" calcext:value-type="time">
            <text:p>02:46:40 PM</text:p>
          </table:table-cell>
          <table:table-cell/>
        </table:table-row>
        <table:table-row table:style-name="ro1">
          <table:table-cell office:value-type="float" office:value="10112367" calcext:value-type="float">
            <text:p>10112367</text:p>
          </table:table-cell>
          <table:table-cell office:value-type="time" office:time-value="PT14H49M40S" calcext:value-type="time">
            <text:p>02:49:40 PM</text:p>
          </table:table-cell>
          <table:table-cell office:value-type="time" office:time-value="PT14H49M50S" calcext:value-type="time">
            <text:p>02:49:50 PM</text:p>
          </table:table-cell>
          <table:table-cell/>
        </table:table-row>
        <table:table-row table:style-name="ro1">
          <table:table-cell office:value-type="float" office:value="10112363" calcext:value-type="float">
            <text:p>10112363</text:p>
          </table:table-cell>
          <table:table-cell office:value-type="time" office:time-value="PT14H51M00S" calcext:value-type="time">
            <text:p>02:51:00 PM</text:p>
          </table:table-cell>
          <table:table-cell office:value-type="time" office:time-value="PT14H51M20S" calcext:value-type="time">
            <text:p>02:51:20 PM</text:p>
          </table:table-cell>
          <table:table-cell office:value-type="string" calcext:value-type="string">
            <text:p>Errrorrrrr000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3:40:21.650714091</meta:creation-date>
    <dc:date>2017-09-28T14:58:35.023303573</dc:date>
    <meta:editing-duration>PT59M32S</meta:editing-duration>
    <meta:editing-cycles>3</meta:editing-cycles>
    <meta:generator>LibreOffice/5.1.6.2$Linux_X86_64 LibreOffice_project/10m0$Build-2</meta:generator>
    <meta:document-statistic meta:table-count="1" meta:cell-count="79" meta:object-count="0"/>
  </office:meta>
</office:document-meta>
</file>